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.6cm" style:auto-text-indent="false"/>
      <style:text-properties fo:language="lt" fo:country="LT" style:language-complex="ar" style:country-complex="SA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.6cm" style:auto-text-indent="false">
        <style:tab-stops>
          <style:tab-stop style:position="17.447cm" style:leader-style="solid" style:leader-text="_"/>
        </style:tab-stops>
      </style:paragraph-properties>
      <style:text-properties fo:language="lt" fo:country="LT" style:language-complex="ar" style:country-complex="SA"/>
    </style:style>
    <style:style style:name="P3" style:family="paragraph" style:parent-style-name="Heading_20_1" style:master-page-name="Standard">
      <style:paragraph-properties fo:margin-top="2cm" fo:margin-bottom="2cm" style:page-number="1"/>
      <style:text-properties fo:language="lt" fo:country="LT" style:language-complex="ar" style:country-complex="SA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138e57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pl" fo:country="PL"/>
    </style:style>
    <style:style style:name="T5" style:family="text">
      <style:text-properties style:font-name="Times New Roman" fo:language="en" fo:country="GB"/>
    </style:style>
    <style:style style:name="T6" style:family="text">
      <style:text-properties style:font-name="Times New Roman" officeooo:rsid="0012047a"/>
    </style:style>
    <style:style style:name="T7" style:family="text">
      <style:text-properties style:font-name="Times New Roman" officeooo:rsid="00138e57"/>
    </style:style>
    <style:style style:name="T8" style:family="text">
      <style:text-properties style:font-name="Times New Roman" officeooo:rsid="001602f7"/>
    </style:style>
    <style:style style:name="T9" style:family="text">
      <style:text-properties fo:language="pl" fo:country="P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Kompetentingo</text:span><text:span text:style-name="T1"> sutikimo pareiškimas</text:span></text:h>
      <text:p text:style-name="P1"><text:span text:style-name="T3">Vilniaus universiteto matematikos ir informatikos fakulteto kom</text:span><text:span text:style-name="T7">a</text:span><text:span text:style-name="T3">nda </text:span><text:span text:style-name="T6">ReSoft</text:span><text:span text:style-name="T3"> atlieka sistemos </text:span><text:span text:style-name="T7">RSys</text:span><text:span text:style-name="T3"> panaudojamumo vertinimą.</text:span></text:p>
      <text:p text:style-name="P1"><text:span text:style-name="T3">Jei sutinkate dalyvauti tyrime, būsite prašomas naudoti kompiuterinę programą </text:span><text:span text:style-name="T7">RSys</text:span><text:span text:style-name="T3">, atlikti užduotis <text:s/>ir atsakyti į kelis klausimus. Klausimai bus pateikiami prieš tyrimo, tyrimo metu ir po tyrimo. Taip pat Jums gali būti pateikiami kla</text:span><text:span text:style-name="T7">u</text:span><text:span text:style-name="T3">simynai prieš ir po tyrimo. Jūsų sąveika su kompiuteriu bus filmuojama </text:span><text:span text:style-name="T7">bei fiksuojama užrašuose.</text:span></text:p>
      <text:p text:style-name="P1"><text:span text:style-name="T3">Negalime pasiūlyti jokio atlygio už dalyvavimą, nebent naudą, kurią gausite susipažindama(s) su būsimomis technologijomis. Tikime, kad šis tyrimas bus naudingas, tobulinant </text:span><text:span text:style-name="T8">RSys</text:span><text:span text:style-name="T3">. Šis tyrimas Jums nekelia jokių pavojų, išskyrus kasdieninio gyvenimo rizikas. Visa Jūsų sesijos informacija bus konfidenciali ir nurodoma </text:span><text:span text:style-name="T8">tik</text:span><text:span text:style-name="T3"> ID numeriu. Jūsų vardo ir ID numerio atitikimo lentelė bus </text:span><text:span text:style-name="T8">k</text:span><text:span text:style-name="T3">onfidenciali ir saugojama, laikantis atitinkamų taisyklių. Įsipareigojame neminėti vardų diskutuodami tarpusavyje ir publikuodami tyrimų rezultatus. Po tyrimo įrašai bus saugojami vidiniam tyrėjų naudojimui, tačiau visiems saugomiems duomenims bus taikomi konf</text:span><text:span text:style-name="T8">i</text:span><text:span text:style-name="T3">dencialumo reikalavimai.</text:span></text:p>
      <text:p text:style-name="P1"><text:span text:style-name="T3">Jūsų dalyvavimas yra laisvanoriškas. Jus galite atsisakyti ir nutraukti tyrimą bet kuriuo momentu. <text:s/>Jeigu turite klausimų dėl tyrimo, galite kreiptis į </text:span><text:span text:style-name="T8">Vytautą Astrauską Vytautas.Astrauskas@mif.stud.vu.lt</text:span><text:span text:style-name="T3">. <text:s/>Galite kopijuoti šį sutikimą.</text:span></text:p>
      <text:p text:style-name="P2"><text:span text:style-name="T3">Jeigu sutinkate su šiomis sąlygomis, parašykite savo inicialus ir datą: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lt" fo:country="LT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 New Roman" style:font-size-asian="12pt" style:font-name-complex="Times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size="16pt" style:font-size-asian="16pt"/>
    </style:style>
    <style:style style:name="Contents_20_3" style:display-name="Contents 3" style:family="paragraph" style:parent-style-name="Standard" style:next-style-name="Standard" style:class="index">
      <style:paragraph-properties fo:margin-left="2.54cm" fo:margin-right="1.27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1.27cm" fo:margin-right="1.27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text-indent="0cm" style:auto-text-indent="false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Footnote" style:family="paragraph" style:parent-style-name="Standard" style:class="extra">
      <style:text-properties fo:font-size="10pt" style:font-size-asian="10pt"/>
    </style:style>
    <style:style style:name="PostScript" style:family="paragraph" style:parent-style-name="Standard" style:next-style-name="Standard">
      <style:text-properties fo:font-size="10pt" fo:font-weight="bold" style:font-size-asian="10pt" style:font-weight-asian="bold" text:display="non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3% 100%" fo:font-size="9pt" style:font-size-asian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372cm" fo:margin-bottom="1.905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CB Letterhead TT</dc:title>
    <dc:description>Using BMP UC Seal</dc:description>
    <meta:initial-creator>aelliott</meta:initial-creator>
    <meta:creation-date>2009-11-11T09:56:00</meta:creation-date>
    <dc:creator>Vytautas Astrauskas</dc:creator>
    <dc:date>2011-11-17T09:50:20</dc:date>
    <meta:print-date>1997-10-21T16:34:00</meta:print-date>
    <meta:editing-cycles>8</meta:editing-cycles>
    <meta:editing-duration>PT00H09M47S</meta:editing-duration>
    <meta:generator>OpenOffice.org/3.2$Unix OpenOffice.org_project/320m19$Build-9505</meta:generator>
    <meta:document-statistic meta:table-count="0" meta:image-count="0" meta:object-count="0" meta:page-count="1" meta:paragraph-count="6" meta:word-count="183" meta:character-count="1462"/>
    <meta:user-defined meta:name="Info 1"/>
    <meta:user-defined meta:name="Info 2"/>
    <meta:user-defined meta:name="Info 3"/>
    <meta:user-defined meta:name="Info 4"/>
  </office:meta>
</office:document-meta>
</file>